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style="italic" fo:font-weight="bold" style:font-size-asian="21pt" style:font-style-asian="italic" style:font-weight-asian="bold" style:font-size-complex="24pt" style:font-style-complex="italic" style:font-weight-complex="bold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paragraph-properties fo:text-align="start" style:justify-single-word="false"/>
      <style:text-properties fo:font-size="16pt" style:font-size-asian="16pt" style:font-size-complex="16pt"/>
    </style:style>
    <style:style style:name="P4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style:text-underline-style="solid" style:text-underline-width="auto" style:text-underline-color="font-color"/>
    </style:style>
    <style:style style:name="P7" style:family="paragraph" style:parent-style-name="Text_20_body" style:list-style-name="L2"/>
    <style:style style:name="P8" style:family="paragraph" style:parent-style-name="Text_20_body">
      <style:paragraph-properties fo:text-align="center" style:justify-single-word="false"/>
      <style:text-properties fo:font-size="32pt" style:font-size-asian="28pt" style:font-size-complex="3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6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7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36pt" style:text-underline-style="none" fo:font-weight="normal" style:font-size-asian="31.5pt" style:font-weight-asian="normal" style:font-size-complex="36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 6. ELECTRICIDAD</text:p>
      <text:p text:style-name="P1"/>
      <text:h text:style-name="Heading_20_1" text:outline-level="1">1. La corriente eléctrica.</text:h>
      <text:p text:style-name="P2"/>
      <text:p text:style-name="P4">CORRIENTE ELÉCTRICA:<text:span text:style-name="T1"> CONJUNTO DE ELECTRONES </text:span><text:span text:style-name="T2">MOVIÉNDOSE</text:span><text:span text:style-name="T4"> A TRAVÉS DE UN CONDUCTOR</text:span></text:p>
      <text:p text:style-name="P4"><text:span text:style-name="T4"/></text:p>
      <text:p text:style-name="P4"><text:span text:style-name="T4">RECORDEMOS QUE LA MATERIA SE DIVIDE <text:s/>EN ÁTOMOS, QUE TIENEN PROTONES (CARGA POSITIVA) Y NEUTRONES (SIN CARGA) EN EL NÚCLEO, Y ELECTRONES (CARGA NEGATIVA) GIRANDO A SU ALREDEDOR</text:span></text:p>
      <text:p text:style-name="P4"><text:span text:style-name="T4"/></text:p>
      <text:p text:style-name="P4"><text:span text:style-name="T4">EN ELECTRICIDAD, SE ESTUDIAN LAS SIGUIENTES </text:span><text:span text:style-name="T3">MAGNITUDES ELÉCTRICAS:</text:span></text:p>
      <text:p text:style-name="P4"><text:span text:style-name="T3"/></text:p>
      <text:list xml:id="list1684983558" text:style-name="L1">
        <text:list-item>
          <text:p text:style-name="P5"><text:span text:style-name="T7">TENSIÓN O VOLTAJE </text:span><text:span text:style-name="T5">(SÍMBOLO V): ES LA FUERZA QUE TIENE UN GENERADOR PARA PROPORCIONAR ELECTRICIDAD (INDEPENDIENTEMENTE DE QUE LA ESTÉ GENERANDO O NO). SE MIDE EN VOLTIOS (V)</text:span></text:p>
        </text:list-item>
        <text:list-item>
          <text:p text:style-name="P5"><text:span text:style-name="T7">INTENSIDAD DE CORRIENTE </text:span><text:span text:style-name="T5">(SÍMBOLO I): ES LA CANTIDAD DE ELECTRICIDAD REAL QUE RECORRE EL CONDUCTOR. SE MIDE EN AMPERIOS (A). SE DEFINE COMO LA CANTIDAD DE ELECTRONES QUE PASAN POR EL CONDUCTOR EN UN SEGUNDO.</text:span></text:p>
        </text:list-item>
        <text:list-item>
          <text:p text:style-name="P6"><text:span text:style-name="T8">RESISTENCIA ELÉCTRICA </text:span><text:span text:style-name="T5">(SÍMBOLO R): MIDE LA CAPACIDAD DE UN CUERPO DE ESTORBAR EL PASO DE LA CORRIENTE A SU TRAVÉS.</text:span></text:p>
        </text:list-item>
      </text:list>
      <text:h text:style-name="Heading_20_1" text:outline-level="1"><text:span text:style-name="T5">2. LA LEY DE OHM</text:span></text:h>
      <text:p text:style-name="Text_20_body"><text:span text:style-name="T5"/></text:p>
      <text:list xml:id="list1721467052" text:style-name="L2">
        <text:list-item>
          <text:p text:style-name="P7"><text:span text:style-name="T6">A MÁS TENSIÓN, MÁS INTENSIDAD</text:span></text:p>
        </text:list-item>
        <text:list-item>
          <text:p text:style-name="P7"><text:span text:style-name="T6">A MENOS TENSIÓN, MENOS INTENSIDAD</text:span></text:p>
        </text:list-item>
        <text:list-item>
          <text:p text:style-name="P7"><text:span text:style-name="T6">A MÁS RESISTENCIA, MENOS INTENSIDAD</text:span></text:p>
        </text:list-item>
        <text:list-item>
          <text:p text:style-name="P7"><text:soft-page-break/><text:span text:style-name="T6">A MENOS RESISTENCIA, MÁS INTENSIDAD</text:span></text:p>
        </text:list-item>
      </text:list>
      <text:p text:style-name="Text_20_body"><text:span text:style-name="T6"/></text:p>
      <text:p text:style-name="Text_20_body"><text:span text:style-name="T6">TODO ESTO SE RESUME EN LA LEY DE OHM:</text:span></text:p>
      <text:p text:style-name="Text_20_body"><text:span text:style-name="T6"/></text:p>
      <text:p text:style-name="P8"><text:span text:style-name="T4">V=IxR</text:span></text:p>
      <text:p text:style-name="P3"><text:span text:style-name="T4">V= TENSIÓN</text:span></text:p>
      <text:p text:style-name="P3"><text:span text:style-name="T4">I= INTENSIDAD</text:span></text:p>
      <text:p text:style-name="P3"><text:span text:style-name="T4">R= RESISTENCIA</text:span></text:p>
      <text:p text:style-name="P3"><text:span text:style-name="T4"/></text:p>
      <text:p text:style-name="P3"><text:span text:style-name="T4">EJEMPLO: UNA PILA DE 4 VOLTIOS SE CONECTA A UNA BOMBILLA DE RESISTENCIA 2 OHMIOS. ¿QUÉ INTENSIDAD OBTENDREMOS?:</text:span></text:p>
      <text:p text:style-name="P3"><text:span text:style-name="T4"/></text:p>
      <text:p text:style-name="P3"><text:span text:style-name="T4">4=x*2</text:span></text:p>
      <text:p text:style-name="P3"><text:span text:style-name="T4">x=2</text:span></text:p>
      <text:p text:style-name="P3"><text:span text:style-name="T4">SOLUCIÓN: LA INTENSIDAD ES DE 2 AMPERI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2T09:28:02</meta:creation-date>
    <meta:document-statistic meta:table-count="0" meta:image-count="0" meta:object-count="0" meta:page-count="2" meta:paragraph-count="22" meta:word-count="212" meta:character-count="1254"/>
    <dc:date>2009-04-02T10:07:13</dc:date>
    <meta:editing-duration>PT00H08M40S</meta:editing-duration>
    <meta:editing-cycles>1</meta:editing-cycles>
    <meta:generator>OpenOffice.org/3.0$Unix OpenOffice.org_project/300m15$Build-9379</meta:generator>
    <meta:user-defined meta:name="Información 1"/>
    <meta:user-defined meta:name="Información 2"/>
    <meta:user-defined meta:name="Información 3"/>
    <meta:user-defined meta:name="Información 4"/>
  </office:meta>
</office:document-meta>
</file>